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b27" officeooo:paragraph-rsid="000bbb27"/>
    </style:style>
    <style:style style:name="P2" style:family="paragraph" style:parent-style-name="Standard">
      <style:text-properties officeooo:rsid="000e027b" officeooo:paragraph-rsid="000e027b"/>
    </style:style>
    <style:style style:name="P3" style:family="paragraph" style:parent-style-name="Standard">
      <style:text-properties officeooo:rsid="00126576" officeooo:paragraph-rsid="00126576"/>
    </style:style>
    <style:style style:name="P4" style:family="paragraph" style:parent-style-name="Standard">
      <style:text-properties officeooo:rsid="00138078" officeooo:paragraph-rsid="00138078"/>
    </style:style>
    <style:style style:name="P5" style:family="paragraph" style:parent-style-name="Standard">
      <style:text-properties officeooo:rsid="0016c7d3" officeooo:paragraph-rsid="0016c7d3"/>
    </style:style>
    <style:style style:name="P6" style:family="paragraph" style:parent-style-name="Standard">
      <style:text-properties officeooo:rsid="00187a88" officeooo:paragraph-rsid="00187a88"/>
    </style:style>
    <style:style style:name="T1" style:family="text">
      <style:text-properties officeooo:rsid="000e9183"/>
    </style:style>
    <style:style style:name="T2" style:family="text">
      <style:text-properties officeooo:rsid="001157cd"/>
    </style:style>
    <style:style style:name="T3" style:family="text">
      <style:text-properties officeooo:rsid="0014fea1"/>
    </style:style>
    <style:style style:name="T4" style:family="text">
      <style:text-properties officeooo:rsid="0016c7d3"/>
    </style:style>
    <style:style style:name="T5" style:family="text">
      <style:text-properties officeooo:rsid="0019f4d7"/>
    </style:style>
    <style:style style:name="T6" style:family="text">
      <style:text-properties officeooo:rsid="001a73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gisters:</text:p>
      <text:p text:style-name="P3">A: accumulator</text:p>
      <text:p text:style-name="P3">B: <text:span text:style-name="T3">math (output)</text:span></text:p>
      <text:p text:style-name="P3">C: generic</text:p>
      <text:p text:style-name="P4">D: generic</text:p>
      <text:p text:style-name="P3">P: current position</text:p>
      <text:p text:style-name="P3">S: stack pointer</text:p>
      <text:p text:style-name="P1"/>
      <text:p text:style-name="P1">Opcode masks:</text:p>
      <text:p text:style-name="P1"/>
      <text:p text:style-name="P1"><text:span text:style-name="T1">0000</text:span>100<text:span text:style-name="T1">0</text:span> – first value is <text:span text:style-name="T2">pointer</text:span></text:p>
      <text:p text:style-name="P1">0000000<text:span text:style-name="T1">0</text:span> – first value is register</text:p>
      <text:p text:style-name="P1"/>
      <text:p text:style-name="P1"><text:span text:style-name="T1">0000</text:span>0<text:span text:style-name="T5">10</text:span>0 – second value is <text:span text:style-name="T2">pointer</text:span></text:p>
      <text:p text:style-name="P1"><text:span text:style-name="T1">0000</text:span>0000 – second value is register</text:p>
      <text:p text:style-name="P1"/>
      <text:p text:style-name="P2">Instructions: <text:span text:style-name="T4">(each instruction is 4 bytes, therefore only one input can be an address)</text:span></text:p>
      <text:p text:style-name="P2"/>
      <text:p text:style-name="P2"><text:span text:style-name="T6">0000</text:span>0000 – NOOP</text:p>
      <text:p text:style-name="P2">0001<text:span text:style-name="T6">0000</text:span> – MOV <text:span text:style-name="T2">input, output</text:span></text:p>
      <text:p text:style-name="P2">0010<text:span text:style-name="T6">0000</text:span> – <text:span text:style-name="T3">ADD input1, input2 → B</text:span></text:p>
      <text:p text:style-name="P5">0011<text:span text:style-name="T6">0000</text:span> – SUB input1, input2 → B</text:p>
      <text:p text:style-name="P5">0100<text:span text:style-name="T6">0000</text:span> – MUL input1, input2 → B</text:p>
      <text:p text:style-name="P6">0101<text:span text:style-name="T6">0000</text:span> – DIV input1, input2 → B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jah </meta:initial-creator>
    <meta:creation-date>2015-11-13T08:31:36.777070174</meta:creation-date>
    <dc:date>2015-11-13T08:55:49.503812809</dc:date>
    <dc:creator>Elijah </dc:creator>
    <meta:editing-duration>PT24M8S</meta:editing-duration>
    <meta:editing-cycles>13</meta:editing-cycles>
    <meta:generator>LibreOffice/4.4.3.2$Linux_X86_64 LibreOffice_project/40m0$Build-2</meta:generator>
    <meta:document-statistic meta:table-count="0" meta:image-count="0" meta:object-count="0" meta:page-count="1" meta:paragraph-count="19" meta:word-count="82" meta:character-count="506" meta:non-whitespace-character-count="433"/>
  </office:meta>
</office:document-meta>
</file>